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Times New Roman" fo:font-size="11pt" style:text-underline-style="none" fo:font-weight="normal" style:font-size-asian="11pt" style:font-weight-asian="normal" style:font-size-complex="11pt" style:font-weight-complex="normal"/>
    </style:style>
    <style:style style:name="P4" style:family="paragraph" style:parent-style-name="Standard" style:list-style-name="L1">
      <style:paragraph-properties fo:text-align="start" style:justify-single-word="false"/>
      <style:text-properties style:font-name="Times New Roman" fo:font-size="11pt" style:text-underline-style="none" fo:font-weight="normal"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font-name="Times New Roman" fo:font-size="13pt" style:text-underline-style="none"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15pt" style:font-size-asian="15pt" style:font-size-complex="15pt"/>
    </style:style>
    <style:style style:name="P7" style:family="paragraph" style:parent-style-name="Standard">
      <style:paragraph-properties fo:margin-left="0cm" fo:margin-right="0cm" fo:text-align="start" style:justify-single-word="false" fo:text-indent="0.529cm" style:auto-text-indent="false"/>
      <style:text-properties style:font-name="Times New Roman" fo:font-size="11pt" style:text-underline-style="none" style:font-size-asian="11pt" style:font-size-complex="11pt"/>
    </style:style>
    <style:style style:name="P8" style:family="paragraph" style:parent-style-name="Standard">
      <style:paragraph-properties fo:margin-left="0cm" fo:margin-right="0cm" fo:text-align="start" style:justify-single-word="false" fo:text-indent="0cm" style:auto-text-indent="false"/>
      <style:text-properties style:font-name="Times New Roman" fo:font-size="11pt" style:text-underline-style="none"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ext-properties style:font-name="Times New Roman" fo:font-size="11pt" style:text-underline-style="none" fo:font-weight="bold" style:font-size-asian="11pt" style:font-weight-asian="bold" style:font-size-complex="11pt" style:font-weight-complex="bold"/>
    </style:style>
    <style:style style:name="P10" style:family="paragraph" style:parent-style-name="Standard">
      <style:paragraph-properties fo:margin-left="0cm" fo:margin-right="0cm" fo:text-align="start" style:justify-single-word="false" fo:text-indent="0cm" style:auto-text-indent="false"/>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font-name="Times New Roman" fo:font-size="11pt" style:text-underline-style="solid" style:text-underline-width="auto" style:text-underline-color="font-color" style:font-size-asian="11pt" style:font-size-complex="11pt"/>
    </style:style>
    <style:style style:name="P12" style:family="paragraph" style:parent-style-name="Standard" style:master-page-name="">
      <style:paragraph-properties fo:margin-left="0cm" fo:margin-right="0cm" fo:text-align="start" style:justify-single-word="false" fo:text-indent="0cm" style:auto-text-indent="false" style:page-number="auto"/>
      <style:text-properties style:font-name="Times New Roman" fo:font-size="11pt" style:text-underline-style="none" style:font-size-asian="11pt" style:font-size-complex="11pt"/>
    </style:style>
    <style:style style:name="P13" style:family="paragraph" style:parent-style-name="Standard" style:master-page-name="">
      <style:paragraph-properties fo:margin-left="0cm" fo:margin-right="0cm" fo:text-align="start" style:justify-single-word="false" fo:text-indent="0cm" style:auto-text-indent="false" style:page-number="auto"/>
      <style:text-properties style:font-name="Times New Roman" fo:font-size="11pt" style:text-underline-style="none"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TITLED SHMUP]</text:p>
      <text:p text:style-name="P1"/>
      <text:p text:style-name="P5">Mechanics</text:p>
      <text:p text:style-name="P2">Core Gameplay</text:p>
      <text:list xml:id="list8791619884278540899" text:style-name="L1">
        <text:list-item>
          <text:p text:style-name="P4">2D Sidescrolling Shmup</text:p>
        </text:list-item>
        <text:list-item>
          <text:p text:style-name="P4">Enemies approach from right side in formation</text:p>
        </text:list-item>
        <text:list-item>
          <text:p text:style-name="P4">Bullets are largely snipe type (aiming at player) rather than pattern-based</text:p>
        </text:list-item>
        <text:list-item>
          <text:p text:style-name="P4">Player collects powerups and lives</text:p>
        </text:list-item>
        <text:list-item>
          <text:p text:style-name="P4">Two hit-points without powerups</text:p>
        </text:list-item>
        <text:list-item>
          <text:p text:style-name="P4">Stage-end boss (if it's not too hard)</text:p>
        </text:list-item>
        <text:list-item>
          <text:p text:style-name="P4">BURST!!!</text:p>
        </text:list-item>
      </text:list>
      <text:p text:style-name="P3"/>
      <text:p text:style-name="P2">Game Flow</text:p>
      <text:p text:style-name="P12"/>
      <text:p text:style-name="P8">The player has 4-directional movement, the ability to shoot, a special button to activate powerups, and a BURST meter. The player will fly through the level shooting enemies, dodging bullets, and trying not to crash into walls. Crashing into walls is instant-death. Crashing into enemies will strip the player of any powerups, or kill them if they have none. Enemy bullets will similarly strip powerups, but the player will instead catch fire if they are hit without one, or explode if they're already burning. Player can discharge their BURST meter to temporarily give them increased firepower in the form of a spread shot. If the player runs out of lives, it's game over and the level restarts. Otherwise, they're reappear moments later with some invincibility. Player can use a technical mode to make smaller, precise movements with their ship.</text:p>
      <text:p text:style-name="P7"/>
      <text:p text:style-name="P11">Characters</text:p>
      <text:p text:style-name="P12"/>
      <text:p text:style-name="P9">[Unnamed Player]:</text:p>
      <text:p text:style-name="P10">Welll-rounded ship without hard edges, wider than it is high, with a powerup module (if applicable) mounted to the front.</text:p>
      <text:p text:style-name="P10">Health:<text:tab/><text:tab/><text:tab/>E</text:p>
      <text:p text:style-name="P10">Size:<text:tab/><text:tab/><text:tab/>Small</text:p>
      <text:p text:style-name="P10">Direction:<text:tab/><text:tab/>Right</text:p>
      <text:p text:style-name="P10">Horizontal Speed:<text:tab/>C</text:p>
      <text:p text:style-name="P10">Vertical Speed:<text:tab/><text:tab/>A</text:p>
      <text:p text:style-name="P10">Rate of Fire:<text:tab/><text:tab/>B</text:p>
      <text:p text:style-name="P10">Special:<text:tab/><text:tab/>Can pick up and use specialized powerups, some of which have passive <text:tab/><text:tab/><text:tab/><text:tab/><text:tab/>effects. Can activate a burst meter to fire five projectiles at once in a 90-<text:tab/><text:tab/><text:tab/><text:tab/><text:tab/>degree spread. Can use technical mode to cut the ship's speed and maneuvre <text:tab/><text:tab/><text:tab/><text:tab/>through tight spots.</text:p>
      <text:p text:style-name="P10"/>
      <text:p text:style-name="P9">Mayfly:</text:p>
      <text:p text:style-name="P10">Exploding ship. Not even really an enemy so much as a projectile from the side of the screen. It does literally nothing of note except crashing, possibly into the player.</text:p>
      <text:p text:style-name="P10">Health:<text:tab/><text:tab/><text:tab/>D</text:p>
      <text:p text:style-name="P10">Size:<text:tab/><text:tab/><text:tab/>Small</text:p>
      <text:p text:style-name="P10">Direction: <text:tab/><text:tab/>Left</text:p>
      <text:p text:style-name="P10">Horizontal Speed:<text:tab/>A</text:p>
      <text:p text:style-name="P10">Vertical Speed:<text:tab/><text:tab/>n/a<text:line-break/>Rate of Fire:<text:tab/><text:tab/>n/a</text:p>
      <text:p text:style-name="P10"/>
      <text:p text:style-name="P9">SAM:</text:p>
      <text:p text:style-name="P10">Similar to the Mayfly, but it flies upwards. Can't be killed.</text:p>
      <text:p text:style-name="P10">Health:<text:tab/><text:tab/><text:tab/>n/a</text:p>
      <text:p text:style-name="P10">Size:<text:tab/><text:tab/><text:tab/>Medium</text:p>
      <text:p text:style-name="P10">Direction:<text:tab/><text:tab/>Up</text:p>
      <text:p text:style-name="P10">Horizontal Speed:<text:tab/>n/a</text:p>
      <text:p text:style-name="P10">Vertical Speed:<text:tab/><text:tab/>C</text:p>
      <text:p text:style-name="P10"><text:soft-page-break/></text:p>
      <text:p text:style-name="P9">Hornet:</text:p>
      <text:p text:style-name="P10">Sniping ship. Shoots and flies horizontally. Has an alternate version that will fly to the middle of the screen, then boost back off to the right.</text:p>
      <text:p text:style-name="P10">Health:<text:tab/><text:tab/><text:tab/>C</text:p>
      <text:p text:style-name="P10">Size:<text:tab/><text:tab/><text:tab/>Medium</text:p>
      <text:p text:style-name="P10">Direction:<text:tab/><text:tab/>Left or Right</text:p>
      <text:p text:style-name="P10">Horizontal Speed:<text:tab/>B</text:p>
      <text:p text:style-name="P10">Vertical Speed:<text:tab/><text:tab/>n/a</text:p>
      <text:p text:style-name="P10">Rate of Fire:<text:tab/><text:tab/>D</text:p>
      <text:p text:style-name="P10">Special:<text:tab/><text:tab/>Alt Hornet reverses direction after making it to the middle of the screen.</text:p>
      <text:p text:style-name="P10"/>
      <text:p text:style-name="P9">Mosquito:</text:p>
      <text:p text:style-name="P10">Predictably annoying ship. Flies from the left, firing a big salvo of bullets at the player if it leaves the screen.</text:p>
      <text:p text:style-name="P10">Health:<text:tab/><text:tab/><text:tab/>C</text:p>
      <text:p text:style-name="P10">Size:<text:tab/><text:tab/><text:tab/>Small</text:p>
      <text:p text:style-name="P10">Direction:<text:tab/><text:tab/>Right</text:p>
      <text:p text:style-name="P10">Horizontal Speed:<text:tab/>B</text:p>
      <text:p text:style-name="P10">Vertical Speed:<text:tab/><text:tab/>n/a</text:p>
      <text:p text:style-name="P10">Rate of Fire:<text:tab/><text:tab/>C</text:p>
      <text:p text:style-name="P10"/>
      <text:p text:style-name="P10"/>
      <text:p text:style-name="P9">Tarantula Hawk:</text:p>
      <text:p text:style-name="P10">Large, heavily-armed gunship. Flies onto the screen and remains until killed. Fires volleys at player, and occasionally emits bursts of projectiles.</text:p>
      <text:p text:style-name="P10">Health:<text:tab/><text:tab/><text:tab/>A</text:p>
      <text:p text:style-name="P10">Size:<text:tab/><text:tab/><text:tab/>Big</text:p>
      <text:p text:style-name="P10">Direction:<text:tab/><text:tab/>Left</text:p>
      <text:p text:style-name="P10">Horizontal Speed:<text:tab/>D</text:p>
      <text:p text:style-name="P10">Vertical Speed:<text:tab/><text:tab/>n/a</text:p>
      <text:p text:style-name="P10">Rate of Fire:<text:tab/><text:ta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9:54:45.96</meta:creation-date>
    <dc:date>2015-06-01T21:26:14.15</dc:date>
    <meta:editing-duration>PT1H30M52S</meta:editing-duration>
    <meta:editing-cycles>78</meta:editing-cycles>
    <meta:generator>OpenOffice/4.1.0$Win32 OpenOffice.org_project/410m18$Build-9764</meta:generator>
    <meta:document-statistic meta:table-count="0" meta:image-count="0" meta:object-count="0" meta:page-count="2" meta:paragraph-count="61" meta:word-count="481" meta:character-count="2900"/>
  </office:meta>
</office:document-meta>
</file>